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Nadpis1" style:family="paragraph">
      <style:paragraph-properties fo:text-align="justify"/>
    </style:style>
    <style:style style:name="P19" style:parent-style-name="Nadpis1" style:family="paragraph">
      <style:paragraph-properties fo:text-align="justify"/>
    </style:style>
    <style:style style:name="P20" style:parent-style-name="Základnítext" style:family="paragraph">
      <style:paragraph-properties fo:margin-left="0.1972in" fo:text-indent="-0.1513in">
        <style:tab-stops/>
      </style:paragraph-properties>
    </style:style>
    <style:style style:name="P21" style:parent-style-name="Základnítext" style:family="paragraph">
      <style:paragraph-properties fo:margin-left="0.1972in" fo:text-indent="-0.1513in">
        <style:tab-stops/>
      </style:paragraph-properties>
    </style:style>
    <style:style style:name="T22" style:parent-style-name="Standardnípísmoodstavce" style:family="text">
      <style:text-properties fo:font-style="italic" style:font-style-asian="italic"/>
    </style:style>
    <style:style style:name="P23" style:parent-style-name="Základnítext" style:family="paragraph">
      <style:paragraph-properties fo:margin-left="0.1972in" fo:text-indent="-0.1513in">
        <style:tab-stops/>
      </style:paragraph-properties>
    </style:style>
    <style:style style:name="P24" style:parent-style-name="Základnítext" style:family="paragraph">
      <style:paragraph-properties fo:margin-left="0.1972in" fo:text-indent="-0.1513in">
        <style:tab-stops/>
      </style:paragraph-properties>
    </style:style>
    <style:style style:name="T25" style:parent-style-name="Hypertextovýodkaz" style:family="text">
      <style:text-properties fo:font-weight="bold" style:font-weight-asian="bold" style:text-underline-type="none"/>
    </style:style>
    <style:style style:name="T26" style:parent-style-name="Hypertextovýodkaz" style:family="text">
      <style:text-properties style:use-window-font-color="true" style:text-underline-type="none"/>
    </style:style>
    <style:style style:name="T27" style:parent-style-name="Značkapozn.podčarou" style:family="text">
      <style:text-properties style:use-window-font-color="true"/>
    </style:style>
    <style:style style:name="T28" style:parent-style-name="Hypertextovýodkaz" style:family="text">
      <style:text-properties style:use-window-font-color="true" style:text-underline-type="none"/>
    </style:style>
    <style:style style:name="T29" style:parent-style-name="Značkapozn.podčarou" style:family="text">
      <style:text-properties style:use-window-font-color="true"/>
    </style:style>
    <style:style style:name="T30" style:parent-style-name="Hypertextovýodkaz" style:family="text">
      <style:text-properties style:use-window-font-color="true" style:text-underline-type="none"/>
    </style:style>
    <style:style style:name="T31" style:parent-style-name="Hypertextovýodkaz" style:family="text">
      <style:text-properties fo:font-style="italic" style:font-style-asian="italic" style:use-window-font-color="true" style:text-underline-type="none"/>
    </style:style>
    <style:style style:name="T32" style:parent-style-name="Hypertextovýodkaz" style:family="text">
      <style:text-properties style:use-window-font-color="true" style:text-underline-type="none"/>
    </style:style>
    <style:style style:name="T33" style:parent-style-name="Hypertextovýodkaz" style:family="text">
      <style:text-properties fo:font-weight="bold" style:font-weight-asian="bold" style:text-underline-type="none"/>
    </style:style>
    <style:style style:name="T34" style:parent-style-name="Hypertextovýodkaz" style:family="text">
      <style:text-properties style:use-window-font-color="true" style:text-underline-type="none"/>
    </style:style>
    <style:style style:name="T35" style:parent-style-name="Hypertextovýodkaz" style:family="text">
      <style:text-properties style:text-underline-type="none"/>
    </style:style>
    <style:style style:name="T36" style:parent-style-name="Hypertextovýodkaz" style:family="text">
      <style:text-properties fo:font-size="9pt" style:font-size-asian="9pt"/>
    </style:style>
    <style:style style:name="T37" style:parent-style-name="Hypertextovýodkaz" style:family="text">
      <style:text-properties fo:font-weight="bold" style:font-weight-asian="bold" style:text-underline-type="none"/>
    </style:style>
    <style:style style:name="T38" style:parent-style-name="Hypertextovýodkaz" style:family="text">
      <style:text-properties style:use-window-font-color="true" style:text-underline-type="none"/>
    </style:style>
    <style:style style:name="T39" style:parent-style-name="Značkapozn.podčarou" style:family="text">
      <style:text-properties style:use-window-font-color="true"/>
    </style:style>
    <style:style style:name="T40" style:parent-style-name="Hypertextovýodkaz" style:family="text">
      <style:text-properties style:use-window-font-color="true" style:text-underline-type="none"/>
    </style:style>
    <style:style style:name="T41" style:parent-style-name="Hypertextovýodkaz" style:family="text">
      <style:text-properties fo:font-weight="bold" style:font-weight-asian="bold" style:text-underline-type="none"/>
    </style:style>
    <style:style style:name="T42" style:parent-style-name="Standardnípísmoodstavce" style:family="text">
      <style:text-properties fo:font-weight="bold" style:font-weight-asian="bold"/>
    </style:style>
    <style:style style:name="T43" style:parent-style-name="Standardnípísmoodstavce" style:family="text">
      <style:text-properties fo:font-weight="bold" style:font-weight-asian="bold"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0/2021<text:bookmark-end text:name="Text14"/></text:p>
            <text:p text:style-name="Normální">KVOP-20330/2021<text:bookmark-end text:name="Text2"/></text:p>
            <text:p text:style-name="Normální"><text:bookmark-start text:name="Text6"/>11. 05. 2021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á paní<text:bookmark-end text:name="Text8"/></text:p>
            <text:p text:style-name="Normální">Z. P.</text:p>
            <text:p text:style-name="Normální"/>
            <text:p text:style-name="Normální"/>
            <text:p text:style-name="Normální"/>
            <text:p text:style-name="P17">Doporučeně</text:p>
            <text:p text:style-name="Normální"/>
            <text:p text:style-name="Normální"/>
          </table:table-cell>
        </table:table-row>
      </table:table>
      <text:h text:style-name="P18" text:outline-level="1"/>
      <text:h text:style-name="P19" text:outline-level="1">Sdělení o poskytnutí informací podle zákona č. 106/1999 Sb., o svobodném přístupu k informacím, ve znění pozdějších předpisů</text:h>
      <text:p text:style-name="Základnítext">Vážená paní P.,<text:s/></text:p>
      <text:p text:style-name="Základnítext">dne<text:s/>27. dubna 2021 obdržela Kancelář veřejného ochránce práv Váš dopis, ve kterém se opětovně obracíte na veřejného ochránce práv se stížnostmi na nepatřičné jednání<text:s/>několika<text:s/>úřadů<text:s/>a dalších osob (namítáte zneužívání Vašich osobních údajů, podvodné jednání, nezákonně vedenou exekuci, omezování Vašich práv, apod.). Současně žádáte o poskytnutí informací dle zákona č. 106/1999 Sb., o svobodném přístupu k informacím, ve znění pozdějších předpisů (dále jen „zákon o svobodném přístupu k informacím“). V obou případech očekáváte odpověď veřejného ochránce práv.</text:p>
      <text:p text:style-name="Základnítext">Dovolte mi se k Vašemu dopisu vyjádřit.<text:s/></text:p>
      <text:p text:style-name="Základnítext">Podle obsahu Vašeho dopisu byly jako žádosti o poskytnutí informace ve smyslu zákona o svobodném přístupu k informacím vyhodnoceny Vaše následující dotazy:</text:p>
      <text:list text:style-name="LFO12" text:continue-numbering="true">
        <text:list-item>
          <text:p text:style-name="P20"><text:s/>z jakého důvodu si<text:s/>Kancelář veřejného<text:s/>ochránce práv opatřovala Vaše údaje z evidence obyvatel,</text:p>
        </text:list-item>
        <text:list-item>
          <text:p text:style-name="P21"><text:s/>co znamená zkratka „MBL“ v dopise ze dne 15. dubna 2021, sp. zn. 2083/2021/VOP/MBL.</text:p>
        </text:list-item>
      </text:list>
      <text:p text:style-name="Základnítext">Další uvedené skutečnosti ve Vašem dopise není možné považovat za žádosti o poskytnutí informace<text:span text:style-name="Značkapozn.podčarou"><text:note text:note-class="footnote" text:id="_ftn0"><text:note-citation>1</text:note-citation><text:note-body><text:p text:style-name="Textpozn.podčarou"><text:s/>Srov. zejména ustanovení § 3 odst. 3 zákona o svobodném přístupu k informacím, které stanoví:<text:s/><text:span text:style-name="T22">„Informací se pro účely tohoto zákona rozumí jakýkoliv obsah nebo jeho část v jakékoliv podobě, zaznamenaný na jakémkoliv nosiči, zejména obsah písemného záznamu na listině, záznamu uloženého v elektronické podobě nebo záznamu zvukového, obrazového nebo audiovizuálního.“</text:span></text:p></text:note-body></text:note></text:span><text:s/>ve smyslu zákona o svobodném přístupu k informacím. Jedná se toliko o opětovné vyjádření problémů, s nimiž se potýkáte. Stručně je lze shrnout do následujících okruhů:<text:s/></text:p>
      <text:list text:style-name="LFO12" text:continue-numbering="true">
        <text:list-item>
          <text:p text:style-name="P23"><text:s/>stěžujete na  Městský úřad<text:s/>ve Valašských Kloboukách, který<text:s/>doposud nevyřídil Vaši žádost o informace podle zákona o svobodném přístupu k informacím ze dne 26. února 2021,</text:p>
        </text:list-item>
        <text:list-item>
          <text:p text:style-name="P24"><text:s/>namítáte<text:s/>zneužívání<text:s/>Vašich osobních údajů,<text:s/>a také se ohrazujete vůči podvodnému, diskriminačnímu a šikanóznímu<text:s/>jednání, kterého se vůči Vám měly dopustit některé úřady (Městský úřad ve Valašských Kloboukách, OSPOD, okresní<text:s/>soud<text:s/>ve Zlíně, Česká správa sociálního zabezpečení, Ministerstvo práce a sociálních věcí, policie, celní úřad)<text:s/>a jiné subjekty<text:s/>„opatrovník obec,“ exekutor,<text:s/>advokáti).</text:p>
        </text:list-item>
      </text:list>
      <text:p text:style-name="Základnítext"/>
      <text:p text:style-name="Základnítext">Ve smyslu zákona o<text:s/>svobodném přístupu k informacím<text:s/>se poskytují níže uvedené informace:</text:p>
      <text:p text:style-name="Základnítext"><text:span text:style-name="T25">K bodu ad a)</text:span></text:p>
      <text:p text:style-name="Základnítext"><text:span text:style-name="T26">Zástupkyně veřejného ochránce práv si vyžádala informace</text:span><text:span text:style-name="T27"><text:note text:note-class="footnote" text:id="_ftn1"><text:note-citation>2</text:note-citation><text:note-body><text:p text:style-name="Textpozn.podčarou"><text:s/>Zástupkyně ochránce je v souladu s ustanoveními § 16a ve spojení s § 2 odst. 4 zákona č. 349/1999 Sb., o veřejném ochránci práv, ve znění pozdějších předpisů, oprávněna požadovat informace z evidence obyvatel.</text:p></text:note-body></text:note></text:span><text:span text:style-name="T28"><text:s/>z evidence obyvatel</text:span><text:span text:style-name="T29"><text:note text:note-class="footnote" text:id="_ftn2"><text:note-citation>3</text:note-citation><text:note-body><text:p text:style-name="Textpozn.podčarou"><text:s/>Srov. § 3 odst. 3 písm. i) zákona č. 133/2000 Sb., o evidenci obyvatel<text:s/>a rodných číslech a o změně některých zákonů, ve znění pozdějších předpisů.</text:p></text:note-body></text:note></text:span><text:span text:style-name="T30"><text:s/>v souvislosti s vyřizováním Vašeho podnětu evidovaného pod sp. zn. 6220/2020/VOP. Důvodem bylo prošetření Vašeho tvrzení směřujícího vůči podvodnému jednání „</text:span><text:span text:style-name="T31">opatrovníka obce</text:span><text:span text:style-name="T32">.“ Vzhledem k tomu, že zástupkyně ochránce zjistila, že město Valašské Klobouky ani nikdo další není Vaším opatrovníkem, neshledala důvody pro její další postup v této věci.</text:span></text:p>
      <text:p text:style-name="Základnítext"><text:span text:style-name="T33">K bodu ad b)</text:span></text:p>
      <text:p text:style-name="Základnítext"><text:span text:style-name="T34">K Vašemu dotazu, co znamená zkratka „MBL“, uvádím, že se jedná o interní zkratku pověřeného právníka Kanceláře veřejného ochránce práv (Mgr. Marek Blecha), který shromáždil veškeré podklady důležité pro posouzení daného případu a podílel se na přípravě návrhu odpovědi na Váš podnět</text:span><text:span text:style-name="T35">.</text:span></text:p>
      <text:p text:style-name="Základnítext">Nad rámec<text:s/>zákona o svobodném přístupu k informacím se Vám v souladu s principy dobré správy (vstřícnost)<text:span text:style-name="Značkapozn.podčarou"><text:note text:note-class="footnote" text:id="_ftn3"><text:note-citation>4</text:note-citation><text:note-body><text:p text:style-name="Textpozn.podčarou"><text:s/>Viz<text:s/><text:a xlink:href="https://www.ochrance.cz/dokument/principy-dobre-spravy/" office:target-frame-name="_top" xlink:show="replace"><text:span text:style-name="T36">https://www.ochrance.cz/dokument/principy-dobre-spravy/</text:span></text:a>.<text:s/></text:p></text:note-body></text:note></text:span><text:s/>poskytují níže uvedené informace:</text:p>
      <text:p text:style-name="Základnítext"><text:span text:style-name="T37">K bodu ad c)</text:span></text:p>
      <text:p text:style-name="Základnítext"><text:span text:style-name="T38">Co se týče nečinnosti Městského úřadu ve Valašských Kloboukách, dovolím si Vás upozornit, že právě přípisem ze dne 15. dubna 2021, sp. zn. 2083/2021/VOP/MBL, jste byla poučena o možnosti obrátit na jeho tajemníka se stížností</text:span><text:span text:style-name="T39"><text:note text:note-class="footnote" text:id="_ftn4"><text:note-citation>5</text:note-citation><text:note-body><text:p text:style-name="Textpozn.podčarou"><text:s/>Ve smyslu § 16a zákona o<text:s/>svobodném přístupu k informacím.</text:p></text:note-body></text:note></text:span><text:span text:style-name="T40"><text:s/>na vyřízení Vašeho podání. Současně jste byla informována o tom, že s ohledem na obsah daného podání jej městský úřad nemusí vnímat jako žádost o poskytnutí informace. Uvedená okolnost rovněž může mít rovněž vliv na skutečnost, že Vám neodpovídají ani jiné úřady na Vaše podání.</text:span></text:p>
      <text:p text:style-name="Normální"/>
      <text:p text:style-name="Normální"/>
      <text:p text:style-name="Normální"/>
      <text:p text:style-name="Normální"/>
      <text:p text:style-name="Normální"><text:span text:style-name="T41">K bodu ad d)</text:span></text:p>
      <text:soft-page-break/>
      <text:p text:style-name="Základnítext">V případě tvrzeného<text:s/>nekalého jednání<text:s/>ze strany úřadů<text:s/>a dalších osob si dovolím opakovaně odkázat na předchozí vyjádření k jednotlivým podnětům a žádostem o informace, které jste v této souvislosti v minulosti zaslala Kanceláři veřejného ochránce práv.<text:span text:style-name="Značkapozn.podčarou"><text:note text:note-class="footnote" text:id="_ftn5"><text:note-citation>6</text:note-citation><text:note-body><text:p text:style-name="Textpozn.podčarou"><text:s/>Srov. např. písemnosti pod sp. zn. 2083/2021/VOP, 635/2021/VOP, 7160/2020VOP, 6220/2020/VOP, 4826/2020/VOP, 2954/2020/VOP, K106 57/2020,<text:s/>5224/2018/VOP, K106 42/2018,<text:s/>3960/2017/VOP, 1020/2016/VOP či 5779/2014/VOP. Z nichž vyplývá, že jste byla informována o tom, že se<text:s/><text:span text:style-name="T42">ochránce nemůže zabývat Vámi namítaným jednáním úřadů, a to zejména z důvodů, že</text:span><text:span text:style-name="T43"><text:s/>tyto věci nespadají do zákonem stanovené působnosti veřejného ochránce práv, jsou starší jednoho roku nebo z důvodu, že ochránce neshledal v jednání úřadů žádné pochybení.</text:span></text:p></text:note-body></text:note></text:span></text:p>
      <text:p text:style-name="Základnítext">V závěru si<text:s/>rovněž<text:s/>dovoluji<text:s/>dodat, že Vám v mém sdělení pod sp. zn. K106 63/2020 a dále v dopise veřejného ochránce práv pod sp. zn. 7621/2020/VOP/JG bylo vysvětleno, proč na Vaše žádosti<text:s/>o poskytnutí informací reaguji já jakožto vedoucí Kanceláře veřejného ochránce práv, nikoliv<text:s/>samotný ombudsman.</text:p>
      <text:p text:style-name="Základnítext">S pozdravem</text:p>
      <text:p text:style-name="Základnítext"/>
      <text:p text:style-name="Základnítext"/>
      <text:p text:style-name="podpis">JUDr. Pavel Pořízek, Ph.D.</text:p>
      <text:p text:style-name="podpis">vedoucí Kanceláře veřejného ochránce práv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2LVL1" style:family="text">
      <style:text-properties style:font-name-complex="Times New Roman" fo:font-weight="bold" style:font-weight-asian="bold" style:use-window-font-color="true"/>
    </style:style>
    <style:style style:name="WW_CharLFO12LVL2" style:family="text">
      <style:text-properties style:font-name-complex="Times New Roman"/>
    </style:style>
    <style:style style:name="WW_CharLFO12LVL3" style:family="text">
      <style:text-properties style:font-name-complex="Times New Roman"/>
    </style:style>
    <style:style style:name="WW_CharLFO12LVL4" style:family="text">
      <style:text-properties style:font-name-complex="Times New Roman"/>
    </style:style>
    <style:style style:name="WW_CharLFO12LVL5" style:family="text">
      <style:text-properties style:font-name-complex="Times New Roman"/>
    </style:style>
    <style:style style:name="WW_CharLFO12LVL6" style:family="text">
      <style:text-properties style:font-name-complex="Times New Roman"/>
    </style:style>
    <style:style style:name="WW_CharLFO12LVL7" style:family="text">
      <style:text-properties style:font-name-complex="Times New Roman"/>
    </style:style>
    <style:style style:name="WW_CharLFO12LVL8" style:family="text">
      <style:text-properties style:font-name-complex="Times New Roman"/>
    </style:style>
    <style:style style:name="WW_CharLFO12LVL9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number text:level="1" text:style-name="WW_CharLFO12LVL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2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2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2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2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2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2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2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2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BDGH2*</text:span>*KVOPX00BDGH2*</text:p>
        <text:p text:style-name="P12"><text:span text:style-name="T13">KVOPX00BDGH2</text:span>KVOPX00BDGH2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21-06-16T08:56:00Z</meta:creation-date>
    <dc:date>2021-06-16T09:30:00Z</dc:date>
    <meta:print-date>2021-05-11T08:14:00Z</meta:print-date>
    <meta:template xlink:href="KVOP_dopis%20vedoucího" xlink:type="simple"/>
    <meta:editing-cycles>3</meta:editing-cycles>
    <meta:editing-duration>PT2100S</meta:editing-duration>
    <meta:user-defined meta:name="ContentTypeId">0x010100D3A71DC738674B4893D02C4CA0E22FAC</meta:user-defined>
    <meta:document-statistic meta:page-count="3" meta:paragraph-count="8" meta:word-count="616" meta:character-count="4248" meta:row-count="30" meta:non-whitespace-character-count="3640"/>
  </office:meta>
</office:document-meta>
</file>